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f034" officeooo:paragraph-rsid="000af034"/>
    </style:style>
    <style:style style:name="P2" style:family="paragraph" style:parent-style-name="Standard">
      <style:text-properties officeooo:rsid="000e1d77" officeooo:paragraph-rsid="000e1d77"/>
    </style:style>
    <style:style style:name="P3" style:family="paragraph" style:parent-style-name="Standard">
      <style:text-properties officeooo:rsid="000af034" officeooo:paragraph-rsid="0011db8a"/>
    </style:style>
    <style:style style:name="P4" style:family="paragraph" style:parent-style-name="Standard">
      <style:text-properties officeooo:rsid="000af034" officeooo:paragraph-rsid="00127856"/>
    </style:style>
    <style:style style:name="P5" style:family="paragraph" style:parent-style-name="Standard">
      <style:text-properties officeooo:rsid="000e1d77" officeooo:paragraph-rsid="0011db8a"/>
    </style:style>
    <style:style style:name="P6" style:family="paragraph" style:parent-style-name="Standard">
      <style:text-properties style:text-underline-style="solid" style:text-underline-width="auto" style:text-underline-color="font-color" fo:font-weight="bold" officeooo:rsid="000af034" officeooo:paragraph-rsid="000af034" style:font-weight-asian="bold" style:font-weight-complex="bold"/>
    </style:style>
    <style:style style:name="T1" style:family="text">
      <style:text-properties officeooo:rsid="000e1d77"/>
    </style:style>
    <style:style style:name="T2" style:family="text">
      <style:text-properties officeooo:rsid="001007c5"/>
    </style:style>
    <style:style style:name="T3" style:family="text">
      <style:text-properties officeooo:rsid="0011db8a"/>
    </style:style>
    <style:style style:name="T4" style:family="text">
      <style:text-properties officeooo:rsid="00127856"/>
    </style:style>
    <style:style style:name="T5" style:family="text">
      <style:text-properties officeooo:rsid="0012ce9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Brief 2: <text:span text:style-name="T5">Garamond </text:span>Typeface Study</text:p>
      <text:p text:style-name="P1"/>
      <text:p text:style-name="P4">The key aspects of the Garamond typeface that we wanted to emphasize are its high legibility <text:span text:style-name="T3">and </text:span>elegance. To design our posters, we needed to think of a visual concept that fitted these key elements <text:span text:style-name="T3">harmoniously</text:span>. </text:p>
      <text:p text:style-name="P4"/>
      <text:p text:style-name="P4"><text:span text:style-name="T4">First, we</text:span> came up with the exaggerated idea of using space as a visual and physical concept to evoke an exam<text:span text:style-name="T1">p</text:span>le of a real-life situation in which high legibility could be challenging, and where elegance could be <text:span text:style-name="T1">grasped both literally and metaphorically</text:span>. <text:span text:style-name="T1">The intent was to intently exaggerate Garamond’s high legibility by communicating that you can read Garamond from space. To achieve this, we needed two posters that were harmonious and in-sync: thus we played with the idea of space versus earth.</text:span></text:p>
      <text:p text:style-name="P3"/>
      <text:p text:style-name="P3"><text:span text:style-name="T1">The second part of the conceptual and visual concept was to communicate the Garamond typeface as a “down to earth” typeface. The reasoning is that Garamond is a hugely popular handwritten-style and literature-friendly font that makes it easy for everyone to enjoy a good read, hence it is down to earth. Associated with this is the idea that Garamond-based prints are also widely distributed across the earth. Examples include the humble newspaper mass printing, or the Harry Potter books prints. </text:span></text:p>
      <text:p text:style-name="P3"/>
      <text:p text:style-name="P5">During the production phase, we iterated several times around the concept of using mathematical symbols to evoke the elegance of the typeface, but something <text:span text:style-name="T3">else </text:span>emerged as we worked: the strong shape of a black hole came forward instead of the sun <text:span text:style-name="T3">in place. The black hole</text:span> crea<text:span text:style-name="T3">ted</text:span> a strong visual impression (yet not dominant) evocative of the depth of space and the light-absorbing nature of black holes. We decided to keep the black hole to play around the idea <text:span text:style-name="T3">of exaggerating </text:span>that Garamond is so visible that even a black hole cannot absorb its reflected light (the description above remaining dominant visually). The black hole, we realized, also looks like the pupil of an eye looking into space </text:p>
      <text:p text:style-name="P5">(“Visible from space.”). </text:p>
      <text:p text:style-name="P5"/>
      <text:p text:style-name="P5"><text:span text:style-name="T3">Another important aspect of Garamond is its elegance. A related idea to that of elegance is the mathematical beauty of stars, black holes and astrophysics as a whole, elements of which we purposefully included on the posters. These stars can also be connected to the context of choice for Garamond: to print easy-to-read literature. By this, we wanted to evoke the brilliance of luminaries and intellectuals reading and creating books, and the general beauty of intellectual endeavour—space seemed the proper home for these intentions.</text:span></text:p>
      <text:p text:style-name="P2"/>
      <text:p text:style-name="P2"><text:span text:style-name="T3">The final</text:span> important aspect of our diptych is the diagonal movement between the two posters—we used a diagonal line to cross the two posters, and visually evoke the <text:span text:style-name="T3">space-to-earth</text:span> <text:span text:style-name="T3">visual </text:span>concept.</text:p>
      <text:p text:style-name="P2">For all the elements in the diptych, we used rules of composition (rule of thirds, grid) and symmetry for the space side of the poster (to evoke elegance, albeit not directly stating it with text). The text used to fill the earth is an actual 1542 (edition Jean Martin) manuscript written in Old French printed Garamond. <text:span text:style-name="T2">Correspondingly, the yellow of the earth was chosen to illustrate the colour of old paper and <text:s/>the universality of printed paper. In conclusion, our diptych focuses on the legibility, elegance and literature-inclined nature of the Garamond typeface by using space elements such as space itself, a black hole, a sun, stars and our own planet. All of these space elements are both a visual context and a metaphor for the main strengths of the Garamond typeface.</text:span></text:p>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3T18:38:23.282000000</meta:creation-date>
    <dc:date>2019-11-14T00:38:46.112000000</dc:date>
    <meta:editing-duration>PT16M56S</meta:editing-duration>
    <meta:editing-cycles>5</meta:editing-cycles>
    <meta:generator>LibreOffice/6.0.5.2$Windows_X86_64 LibreOffice_project/54c8cbb85f300ac59db32fe8a675ff7683cd5a16</meta:generator>
    <meta:document-statistic meta:table-count="0" meta:image-count="0" meta:object-count="0" meta:page-count="1" meta:paragraph-count="10" meta:word-count="574" meta:character-count="3481" meta:non-whitespace-character-count="2912"/>
  </office:meta>
</office:document-meta>
</file>